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Franz Merter</text:p>
            <text:p text:style-name="P10">Ingenieur</text:p>
            <text:p text:style-name="Contact_20_info">343434 – <text:span text:style-name="T15">ronny@me.com - </text:span><text:span text:style-name="T16">www.google.ch</text:span></text:p>
            <text:p text:style-name="P7">Schaut ihn doch nach Möglichkeit vor dem Meeting noch einmal kurz durch. Von mir aus können wir ihn so veröffentlich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52ef290-5294-4f60-aac4-02c3cd97b678">
              <text:p text:style-name="P8">
    <text:span text:style-name="T11">Judo:</text:span>
    <text:span text:style-name="T13"> </text:span>
    <text:span text:style-name="T14">Juni 2021</text:span>
    <text:span text:style-name="T5"> -</text:span>
    <text:span text:style-name="T4"> </text:span>
    <text:span text:style-name="T7">Juni 2021</text:span>
  </text:p>
              <text:p text:style-name="P3">Karate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